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Node.ScriptNode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Node.registerScriptWithInterpreter( Interpreter interpr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Node.invoke( Environment env , Invok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